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7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51.19pt"/>
    </style:style>
    <style:style style:name="co7" style:family="table-column">
      <style:table-column-properties fo:break-before="auto" style:column-width="93.15pt"/>
    </style:style>
    <style:style style:name="co8" style:family="table-column">
      <style:table-column-properties fo:break-before="auto" style:column-width="79.09pt"/>
    </style:style>
    <style:style style:name="co9" style:family="table-column">
      <style:table-column-properties fo:break-before="auto" style:column-width="138.9pt"/>
    </style:style>
    <style:style style:name="co10" style:family="table-column">
      <style:table-column-properties fo:break-before="auto" style:column-width="218.69pt"/>
    </style:style>
    <style:style style:name="co11" style:family="table-column">
      <style:table-column-properties fo:break-before="auto" style:column-width="89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2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3" table:style-name="ta1">
        <table:table-column table:style-name="co11" table:default-cell-style-name="Default"/>
        <table:table-column table:style-name="co2" table:number-columns-repeated="1023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date" office:date-value="2017-04-08" calcext:value-type="date">
            <text:p>04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date" office:date-value="2017-05-08" calcext:value-type="date">
            <text:p>05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11" office:value-type="date" office:date-value="2017-05-09" calcext:value-type="date">
            <text:p>05/09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</table:table>
      <table:table table:name="2017 p2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05/29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05/30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06/22/17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06/23/17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06/26/17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06/27/1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07/15/17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Paid $3197.50 on 28/07/2017</text:p>
          </table:table-cell>
          <table:table-cell table:number-columns-repeated="1022"/>
        </table:table-row>
      </table:table>
      <table:table table:name="2017 (paid)" table:style-name="ta1">
        <table:table-column table:style-name="co4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1/03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</table:table>
      <table:table table:name="2016 (paid)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23:19:01.268536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8-09T23:20:04.593725782</dc:date>
    <meta:editing-duration>PT15H49M18S</meta:editing-duration>
    <meta:editing-cycles>322</meta:editing-cycles>
    <meta:generator>LibreOffice/5.1.6.2$Linux_X86_64 LibreOffice_project/10m0$Build-2</meta:generator>
    <meta:document-statistic meta:table-count="6" meta:cell-count="987" meta:object-count="0"/>
  </office:meta>
</office:document-meta>
</file>